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BM Plex Serif" svg:font-family="'IBM Plex Serif', sans-serif, apple-system, BlinkMacSystemFont, 'Segoe UI', Roboto, Oxygen, Ubuntu, Cantarell, 'Open Sans', 'Helvetica Neu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color="#c9211e" loext:opacity="100%"/>
    </style:style>
    <style:style style:name="P2" style:family="paragraph" style:parent-style-name="Text_20_body">
      <style:text-properties fo:color="#c9211e" loext:opacity="100%"/>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fo:color="#ff0000" loext:opacity="100%" officeooo:rsid="001c4ba3" officeooo:paragraph-rsid="001c4ba3"/>
    </style:style>
    <style:style style:name="P5" style:family="paragraph" style:parent-style-name="Standard">
      <style:text-properties officeooo:rsid="001c4ba3" officeooo:paragraph-rsid="001c4ba3"/>
    </style:style>
    <style:style style:name="P6" style:family="paragraph" style:parent-style-name="Text_20_body">
      <style:text-properties officeooo:rsid="001c4ba3" officeooo:paragraph-rsid="001c4ba3"/>
    </style:style>
    <style:style style:name="P7" style:family="paragraph" style:parent-style-name="Text_20_body">
      <style:paragraph-properties fo:margin-left="0.635cm" fo:margin-right="0.635cm" fo:margin-top="0.635cm" fo:margin-bottom="0cm" style:contextual-spacing="false" style:line-height-at-least="0.794cm" fo:text-align="start" style:justify-single-word="false" fo:orphans="2" fo:widows="2" fo:text-indent="0cm" style:auto-text-indent="false"/>
    </style:style>
    <style:style style:name="P8" style:family="paragraph" style:parent-style-name="Heading_20_3">
      <style:text-properties officeooo:paragraph-rsid="001c4ba3"/>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3"/>
    <style:style style:name="P30" style:family="paragraph" style:parent-style-name="Text_20_body">
      <style:text-properties officeooo:paragraph-rsid="001c4ba3"/>
    </style:style>
    <style:style style:name="P31" style:family="paragraph" style:parent-style-name="Text_20_body">
      <style:text-properties fo:color="#ff0000" loext:opacity="100%" officeooo:rsid="001c4ba3" officeooo:paragraph-rsid="001c4ba3"/>
    </style:style>
    <style:style style:name="P32" style:family="paragraph" style:parent-style-name="Heading_20_3">
      <style:text-properties officeooo:rsid="001c4ba3" officeooo:paragraph-rsid="001c4ba3"/>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paragraph-properties fo:margin-top="0cm" fo:margin-bottom="0cm" style:contextual-spacing="false"/>
    </style:style>
    <style:style style:name="P36" style:family="paragraph" style:parent-style-name="Text_20_body" style:list-style-name="L16"/>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7"/>
    <style:style style:name="P39" style:family="paragraph" style:parent-style-name="Standard">
      <style:text-properties fo:color="#ff0000" loext:opacity="100%" officeooo:rsid="001da009" officeooo:paragraph-rsid="001da009"/>
    </style:style>
    <style:style style:name="P40" style:family="paragraph" style:parent-style-name="Text_20_body" style:list-style-name="L18">
      <style:paragraph-properties fo:margin-top="0cm" fo:margin-bottom="0cm" style:contextual-spacing="false"/>
      <style:text-properties officeooo:paragraph-rsid="001da009"/>
    </style:style>
    <style:style style:name="P41" style:family="paragraph" style:parent-style-name="Text_20_body" style:list-style-name="L19">
      <style:paragraph-properties fo:margin-top="0cm" fo:margin-bottom="0cm" style:contextual-spacing="false"/>
      <style:text-properties officeooo:paragraph-rsid="001da009"/>
    </style:style>
    <style:style style:name="P42" style:family="paragraph" style:parent-style-name="Text_20_body" style:list-style-name="L20">
      <style:paragraph-properties fo:margin-top="0cm" fo:margin-bottom="0cm" style:contextual-spacing="false"/>
    </style:style>
    <style:style style:name="P43" style:family="paragraph" style:parent-style-name="Text_20_body" style:list-style-name="L21">
      <style:paragraph-properties fo:margin-top="0cm" fo:margin-bottom="0cm" style:contextual-spacing="false"/>
    </style:style>
    <style:style style:name="P44" style:family="paragraph" style:parent-style-name="Text_20_body" style:list-style-name="L22">
      <style:paragraph-properties fo:margin-top="0cm" fo:margin-bottom="0cm" style:contextual-spacing="false"/>
    </style:style>
    <style:style style:name="P45" style:family="paragraph" style:parent-style-name="Text_20_body" style:list-style-name="L23">
      <style:paragraph-properties fo:margin-top="0cm" fo:margin-bottom="0cm" style:contextual-spacing="false"/>
    </style:style>
    <style:style style:name="P46" style:family="paragraph" style:parent-style-name="Text_20_body" style:list-style-name="L24"/>
    <style:style style:name="P47" style:family="paragraph" style:parent-style-name="Text_20_body" style:list-style-name="L25">
      <style:paragraph-properties fo:margin-top="0cm" fo:margin-bottom="0cm" style:contextual-spacing="false"/>
    </style:style>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paragraph-properties fo:margin-top="0cm" fo:margin-bottom="0cm" style:contextual-spacing="false"/>
    </style:style>
    <style:style style:name="P51" style:family="paragraph" style:parent-style-name="Text_20_body" style:list-style-name="L27"/>
    <style:style style:name="P52" style:family="paragraph" style:parent-style-name="Text_20_body" style:list-style-name="L28">
      <style:paragraph-properties fo:margin-top="0cm" fo:margin-bottom="0cm" style:contextual-spacing="false"/>
    </style:style>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paragraph-properties fo:margin-top="0cm" fo:margin-bottom="0cm" style:contextual-spacing="false"/>
    </style:style>
    <style:style style:name="P56" style:family="paragraph" style:parent-style-name="Text_20_body" style:list-style-name="L30"/>
    <style:style style:name="P57" style:family="paragraph" style:parent-style-name="Text_20_body" style:list-style-name="L31">
      <style:paragraph-properties fo:margin-top="0cm" fo:margin-bottom="0cm" style:contextual-spacing="false"/>
    </style:style>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paragraph-properties fo:margin-top="0cm" fo:margin-bottom="0cm" style:contextual-spacing="false"/>
    </style:style>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paragraph-properties fo:margin-top="0cm" fo:margin-bottom="0cm" style:contextual-spacing="false"/>
    </style:style>
    <style:style style:name="P65" style:family="paragraph" style:parent-style-name="Text_20_body" style:list-style-name="L36"/>
    <style:style style:name="P66" style:family="paragraph" style:parent-style-name="Text_20_body" style:list-style-name="L37">
      <style:paragraph-properties fo:margin-top="0cm" fo:margin-bottom="0cm" style:contextual-spacing="false"/>
    </style:style>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paragraph-properties fo:margin-top="0cm" fo:margin-bottom="0cm" style:contextual-spacing="false"/>
    </style:style>
    <style:style style:name="P71" style:family="paragraph" style:parent-style-name="Text_20_body" style:list-style-name="L40"/>
    <style:style style:name="P72" style:family="paragraph" style:parent-style-name="Text_20_body" style:list-style-name="L41">
      <style:paragraph-properties fo:margin-top="0cm" fo:margin-bottom="0cm" style:contextual-spacing="false"/>
    </style:style>
    <style:style style:name="P73" style:family="paragraph" style:parent-style-name="Text_20_body" style:list-style-name="L41"/>
    <style:style style:name="P74" style:family="paragraph" style:parent-style-name="Text_20_body" style:list-style-name="L42">
      <style:paragraph-properties fo:margin-top="0cm" fo:margin-bottom="0cm" style:contextual-spacing="false"/>
    </style:style>
    <style:style style:name="P75" style:family="paragraph" style:parent-style-name="Text_20_body" style:list-style-name="L42"/>
    <style:style style:name="P76" style:family="paragraph" style:parent-style-name="Text_20_body" style:list-style-name="L43">
      <style:paragraph-properties fo:margin-top="0cm" fo:margin-bottom="0cm" style:contextual-spacing="false"/>
    </style:style>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5"/>
    <style:style style:name="P80" style:family="paragraph" style:parent-style-name="Text_20_body" style:list-style-name="L46"/>
    <style:style style:name="P81" style:family="paragraph" style:parent-style-name="Text_20_body" style:list-style-name="L47"/>
    <style:style style:name="P82" style:family="paragraph" style:parent-style-name="Text_20_body" style:list-style-name="L48"/>
    <style:style style:name="P83" style:family="paragraph" style:parent-style-name="Text_20_body" style:list-style-name="L49">
      <style:paragraph-properties fo:margin-top="0cm" fo:margin-bottom="0cm" style:contextual-spacing="false"/>
    </style:style>
    <style:style style:name="P84" style:family="paragraph" style:parent-style-name="Text_20_body" style:list-style-name="L49"/>
    <style:style style:name="P85" style:family="paragraph" style:parent-style-name="Text_20_body" style:list-style-name="L50">
      <style:paragraph-properties fo:margin-top="0cm" fo:margin-bottom="0cm" style:contextual-spacing="false"/>
    </style:style>
    <style:style style:name="P86" style:family="paragraph" style:parent-style-name="Text_20_body" style:list-style-name="L50"/>
    <style:style style:name="P87" style:family="paragraph" style:parent-style-name="Text_20_body">
      <style:text-properties fo:color="#ff0000" loext:opacity="100%"/>
    </style:style>
    <style:style style:name="P88" style:family="paragraph" style:parent-style-name="Text_20_body">
      <style:text-properties fo:color="#ff0000" loext:opacity="100%" officeooo:rsid="001da009"/>
    </style:style>
    <style:style style:name="P89" style:family="paragraph" style:parent-style-name="Text_20_body">
      <style:text-properties fo:color="#ff0000" loext:opacity="100%" officeooo:rsid="001da009" officeooo:paragraph-rsid="001da009"/>
    </style:style>
    <style:style style:name="P90" style:family="paragraph" style:parent-style-name="Text_20_body">
      <style:text-properties fo:color="#ff0000" loext:opacity="100%" officeooo:rsid="001f9a28" officeooo:paragraph-rsid="001f9a28"/>
    </style:style>
    <style:style style:name="P91" style:family="paragraph" style:parent-style-name="Text_20_body">
      <style:text-properties fo:color="#000000" loext:opacity="100%" officeooo:rsid="001f9a28" officeooo:paragraph-rsid="001f9a28"/>
    </style:style>
    <style:style style:name="P92" style:family="paragraph" style:parent-style-name="Text_20_body" style:list-style-name="L51"/>
    <style:style style:name="P93" style:family="paragraph" style:parent-style-name="Heading_20_3">
      <style:text-properties fo:color="#ff0000" loext:opacity="100%" officeooo:rsid="001f9a28" officeooo:paragraph-rsid="001f9a28"/>
    </style:style>
    <style:style style:name="P94" style:family="paragraph" style:parent-style-name="Text_20_body" style:list-style-name="L52">
      <style:paragraph-properties fo:margin-top="0cm" fo:margin-bottom="0cm" style:contextual-spacing="false"/>
    </style:style>
    <style:style style:name="P95" style:family="paragraph" style:parent-style-name="Text_20_body" style:list-style-name="L52"/>
    <style:style style:name="P96" style:family="paragraph" style:parent-style-name="Text_20_body" style:list-style-name="L53">
      <style:paragraph-properties fo:margin-top="0cm" fo:margin-bottom="0cm" style:contextual-spacing="false"/>
    </style:style>
    <style:style style:name="P97" style:family="paragraph" style:parent-style-name="Text_20_body" style:list-style-name="L53"/>
    <style:style style:name="P98" style:family="paragraph" style:parent-style-name="Text_20_body" style:list-style-name="L54">
      <style:paragraph-properties fo:margin-top="0cm" fo:margin-bottom="0cm" style:contextual-spacing="false"/>
    </style:style>
    <style:style style:name="P99" style:family="paragraph" style:parent-style-name="Text_20_body" style:list-style-name="L54"/>
    <style:style style:name="P100" style:family="paragraph" style:parent-style-name="Text_20_body">
      <style:text-properties officeooo:paragraph-rsid="002181d8"/>
    </style:style>
    <style:style style:name="T1" style:family="text">
      <style:text-properties fo:color="#000000" loext:opacity="100%"/>
    </style:style>
    <style:style style:name="T2" style:family="text">
      <style:text-properties fo:color="#000080" loext:opacity="100%"/>
    </style:style>
    <style:style style:name="T3" style:family="text">
      <style:text-properties fo:font-variant="normal" fo:text-transform="none" fo:color="#111111" loext:opacity="100%" style:font-name="IBM Plex Serif" fo:font-size="12pt" fo:letter-spacing="normal" fo:font-style="normal" fo:font-weight="normal" style:font-size-asian="12pt" style:font-size-complex="12pt"/>
    </style:style>
    <style:style style:name="T4" style:family="text">
      <style:text-properties fo:font-variant="normal" fo:text-transform="none" fo:color="#111111" loext:opacity="100%" style:font-name="IBM Plex Serif" fo:font-size="12pt" fo:letter-spacing="normal" fo:font-style="italic" fo:font-weight="normal" style:font-size-asian="12pt" style:font-size-complex="12pt"/>
    </style:style>
    <style:style style:name="T5" style:family="text">
      <style:text-properties fo:color="#ff0000" loext:opacity="100%" officeooo:rsid="001da009"/>
    </style:style>
    <style:style style:name="T6" style:family="text">
      <style:text-properties fo:color="#000000" loext:opacity="100%" officeooo:rsid="001f9a28"/>
    </style:style>
    <style:style style:name="T7" style:family="text">
      <style:text-properties fo:color="#ff0000" loext:opacity="100%" officeooo:rsid="001f9a2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 es un microprocesador?</text:p>
      <text:p text:style-name="P1"/>
      <text:p text:style-name="P2"><text:span text:style-name="T1">Es un dispositivo que realiza las funciones de la </text:span><text:span text:style-name="Strong_20_Emphasis"><text:span text:style-name="T1">CPU</text:span></text:span><text:span text:style-name="T1"> en un único circuito integrado. Se pone en marcha cuando inicias tu ordenador y se encarga de activar el </text:span><text:a xlink:type="simple" xlink:href="https://www.pccomponentes.com/que-es-el-sistema-operativo-cual-es-mejor" text:style-name="Internet_20_link" text:visited-style-name="Visited_20_Internet_20_Link"><text:span text:style-name="T2">sistema operativo</text:span></text:a><text:span text:style-name="T1"> y los programas correspondientes. También realiza operaciones de diversa índole.</text:span></text:p>
      <text:p text:style-name="P3">Podría albergar una o varias <text:span text:style-name="Strong_20_Emphasis">CPU </text:span>(unidad central de procesamiento), una <text:span text:style-name="Strong_20_Emphasis">ALU </text:span>(unidad aritmético-lógica) y <text:span text:style-name="Strong_20_Emphasis">una unidad de cálculo en coma flotante</text:span>. Se conecta a la placa base mediante un zócalo concreto. Suele añadirse un disipador de calor para evitar que se caliente demasiado.</text:p>
      <text:p text:style-name="P1"/>
      <text:p text:style-name="P4">Que es una cpu?</text:p>
      <text:p text:style-name="P5"/>
      <text:p text:style-name="P6"><text:span text:style-name="T3">CPU son las siglas de </text:span><text:span text:style-name="Emphasis"><text:span text:style-name="T4">Central Processing Unit</text:span></text:span><text:span text:style-name="T3">, lo que traducido significa </text:span><text:span text:style-name="Emphasis"><text:span text:style-name="T4">Unidad Central de Procesamiento</text:span></text:span><text:span text:style-name="T3">. Se trata de uno de los componentes vitales que te vas a encontrar en tu ordenador, tu smartphone o tu tableta o portátil, e incluso en relojes y prácticamente cualquier dispositivo electrónico. Sin él, simplemente no podrían funcionar.</text:span></text:p>
      <text:p text:style-name="P7"><text:span text:style-name="T3">A la CPU se la suele llamar coloquialmente como microprocesador o simplemente procesador, y puedes considerarla como </text:span><text:span text:style-name="Strong_20_Emphasis"><text:span text:style-name="T3">el cerebro de cualquier dispositivo</text:span></text:span><text:span text:style-name="T3">. Se encarga de procesar todas las instrucciones del dispositivo, leyendo las órdenes y requisitos del sistema operativo, así como las instrucciones de cada uno de los componentes y las aplicaciones.</text:span></text:p>
      <text:p text:style-name="P5"/>
      <text:p text:style-name="P5"/>
      <text:p text:style-name="P4">Tipos de velocidades de procesadores?</text:p>
      <text:p text:style-name="P5"/>
      <text:h text:style-name="P8" text:outline-level="3">1. <text:span text:style-name="Strong_20_Emphasis">Procesadores Monoproceso (Décadas de 1950-1970)</text:span></text:h>
      <text:p text:style-name="Text_20_body"><text:span text:style-name="Strong_20_Emphasis">Características iniciales:</text:span></text:p>
      <text:list text:style-name="L1">
        <text:list-item>
          <text:p text:style-name="P9"><text:span text:style-name="Strong_20_Emphasis">Arquitectura básica</text:span>: Los primeros procesadores, como el Intel 4004 (1971), fueron monoprocesador, es decir, estaban diseñados para ejecutar una instrucción a la vez.</text:p>
        </text:list-item>
        <text:list-item>
          <text:p text:style-name="P9"><text:span text:style-name="Strong_20_Emphasis">Unidad central de procesamiento (CPU)</text:span>: Los sistemas contaban con una sola unidad de procesamiento, encargada de gestionar todas las tareas del sistema.</text:p>
        </text:list-item>
        <text:list-item>
          <text:p text:style-name="P9"><text:span text:style-name="Strong_20_Emphasis">Bajo rendimiento</text:span>: Su rendimiento era limitado, dado que solo podían realizar una tarea a la vez.</text:p>
        </text:list-item>
        <text:list-item>
          <text:p text:style-name="P10"><text:span text:style-name="Strong_20_Emphasis">Circuitos integrados</text:span>: Los primeros procesadores usaban transistores, y su miniaturización en los circuitos integrados permitió la creación de los primeros microprocesadores.</text:p>
        </text:list-item>
      </text:list>
      <text:p text:style-name="Text_20_body"><text:span text:style-name="Strong_20_Emphasis">Limitaciones:</text:span></text:p>
      <text:list text:style-name="L2">
        <text:list-item>
          <text:p text:style-name="P11">Solo podían ejecutar un proceso a la vez, lo que resultaba ineficiente para sistemas que requerían manejar múltiples tareas simultáneamente.</text:p>
        </text:list-item>
      </text:list>
      <text:h text:style-name="Heading_20_3" text:outline-level="3"><text:soft-page-break/>2. <text:span text:style-name="Strong_20_Emphasis">Mejoras en el Rendimiento y Paralelismo (Décadas de 1970-1980)</text:span></text:h>
      <text:p text:style-name="Text_20_body"><text:span text:style-name="Strong_20_Emphasis">Cambios importantes:</text:span></text:p>
      <text:list text:style-name="L3">
        <text:list-item>
          <text:p text:style-name="P12"><text:span text:style-name="Strong_20_Emphasis">Incorporación de la ejecución en paralelo a nivel de instrucciones</text:span>: Procesadores como el Intel 8086 (1978) introdujeron técnicas como <text:span text:style-name="Strong_20_Emphasis">pipelining</text:span>, donde varias etapas del procesamiento de instrucciones se superponen, mejorando el rendimiento.</text:p>
        </text:list-item>
        <text:list-item>
          <text:p text:style-name="P13"><text:span text:style-name="Strong_20_Emphasis">Mejora en la frecuencia de reloj</text:span>: Se incrementó la velocidad de los relojes en los procesadores, lo que permitió ejecutar más instrucciones por segundo.</text:p>
        </text:list-item>
      </text:list>
      <text:p text:style-name="Text_20_body"><text:span text:style-name="Strong_20_Emphasis">Características avanzadas:</text:span></text:p>
      <text:list text:style-name="L4">
        <text:list-item>
          <text:p text:style-name="P14"><text:span text:style-name="Strong_20_Emphasis">Co-procesadores matemáticos</text:span>: Se introdujeron para mejorar el rendimiento en cálculos matemáticos complejos, como el Intel 8087.</text:p>
        </text:list-item>
        <text:list-item>
          <text:p text:style-name="P15"><text:span text:style-name="Strong_20_Emphasis">Caché</text:span>: Se añadió la memoria caché para mejorar el acceso a datos y reducir los tiempos de espera del procesador.</text:p>
        </text:list-item>
      </text:list>
      <text:p text:style-name="Text_20_body"><text:span text:style-name="Strong_20_Emphasis">Limitaciones</text:span>:</text:p>
      <text:list text:style-name="L5">
        <text:list-item>
          <text:p text:style-name="P16">Aunque había mejoras en el rendimiento, los procesadores seguían siendo esencialmente monohilo (procesaban una tarea o hilo a la vez).</text:p>
        </text:list-item>
      </text:list>
      <text:h text:style-name="Heading_20_3" text:outline-level="3">3. <text:span text:style-name="Strong_20_Emphasis">Procesadores con Multitarea y Multiproceso (Décadas de 1990)</text:span></text:h>
      <text:p text:style-name="Text_20_body"><text:span text:style-name="Strong_20_Emphasis">Cambios importantes:</text:span></text:p>
      <text:list text:style-name="L6">
        <text:list-item>
          <text:p text:style-name="P17"><text:span text:style-name="Strong_20_Emphasis">Multitarea</text:span>: Los sistemas operativos comenzaron a implementar técnicas de multitarea, lo que permitió que los procesadores ejecutaran varios programas simultáneamente, aunque en realidad era el sistema operativo el que alternaba rápidamente entre procesos.</text:p>
        </text:list-item>
        <text:list-item>
          <text:p text:style-name="P17"><text:span text:style-name="Strong_20_Emphasis">Procesamiento superscalar</text:span>: Los procesadores comenzaron a ejecutar más de una instrucción por ciclo de reloj gracias a la duplicación de unidades de ejecución.</text:p>
        </text:list-item>
        <text:list-item>
          <text:p text:style-name="P18"><text:span text:style-name="Strong_20_Emphasis">Hyper-Threading (HT)</text:span>: Intel introdujo la tecnología <text:span text:style-name="Strong_20_Emphasis">Hyper-Threading</text:span> con el <text:span text:style-name="Strong_20_Emphasis">Pentium 4</text:span> en 2002, que permitió a una sola CPU simular dos procesadores lógicos, lo que permitió ejecutar dos hilos en paralelo en algunos escenarios.</text:p>
        </text:list-item>
      </text:list>
      <text:p text:style-name="Text_20_body"><text:span text:style-name="Strong_20_Emphasis">Características clave</text:span>:</text:p>
      <text:list text:style-name="L7">
        <text:list-item>
          <text:p text:style-name="P19"><text:span text:style-name="Strong_20_Emphasis">Superescalaridad</text:span>: Los procesadores comenzaron a tener múltiples pipelines de ejecución, lo que permitía ejecutar más de una instrucción al mismo tiempo.</text:p>
        </text:list-item>
        <text:list-item>
          <text:p text:style-name="P20"><text:span text:style-name="Strong_20_Emphasis">Mejoras en la arquitectura interna</text:span>: Como la predicción de saltos y la ejecución fuera de orden, que mejoraban el rendimiento de los procesadores en tareas más complejas.</text:p>
        </text:list-item>
      </text:list>
      <text:p text:style-name="Text_20_body"><text:span text:style-name="Strong_20_Emphasis">Limitaciones</text:span>:</text:p>
      <text:list text:style-name="L8">
        <text:list-item>
          <text:p text:style-name="P21">Aunque se lograba un mejor aprovechamiento del tiempo del procesador, la capacidad de ejecutar múltiples tareas simultáneamente todavía dependía en gran medida de la arquitectura del sistema operativo y del software.</text:p>
        </text:list-item>
      </text:list>
      <text:h text:style-name="Heading_20_3" text:outline-level="3">4. <text:span text:style-name="Strong_20_Emphasis">Procesadores Multinúcleo (A partir de la década de 2000)</text:span></text:h>
      <text:p text:style-name="Text_20_body"><text:span text:style-name="Strong_20_Emphasis">Cambios importantes:</text:span></text:p>
      <text:list text:style-name="L9">
        <text:list-item>
          <text:p text:style-name="P22"><text:soft-page-break/><text:span text:style-name="Strong_20_Emphasis">Multiprocesamiento de núcleos múltiples</text:span>: Se desarrollaron procesadores con múltiples núcleos, cada uno capaz de ejecutar sus propios hilos de manera independiente, lo que permitió el verdadero paralelismo en los sistemas de escritorio y servidores.</text:p>
          <text:p text:style-name="P22">Ejemplo: El <text:span text:style-name="Strong_20_Emphasis">Intel Core Duo</text:span> (2006) fue uno de los primeros procesadores de consumo con dos núcleos en un solo chip.</text:p>
        </text:list-item>
        <text:list-item>
          <text:p text:style-name="P22"><text:span text:style-name="Strong_20_Emphasis">Arquitectura de procesadores multinúcleo</text:span>: Cada núcleo es un procesador independiente que comparte el mismo bus de memoria, lo que permite un procesamiento paralelo efectivo.</text:p>
        </text:list-item>
      </text:list>
      <text:p text:style-name="Text_20_body"><text:span text:style-name="Strong_20_Emphasis">Características avanzadas</text:span>:</text:p>
      <text:list text:style-name="L10">
        <text:list-item>
          <text:p text:style-name="P23"><text:span text:style-name="Strong_20_Emphasis">Multiproceso simétrico (SMP)</text:span>: Sistemas operativos y hardware adaptados para manejar múltiples procesadores (o núcleos) de manera eficiente.</text:p>
        </text:list-item>
        <text:list-item>
          <text:p text:style-name="P23"><text:span text:style-name="Strong_20_Emphasis">Memoria compartida</text:span>: Los núcleos del procesador comparten memoria RAM, lo que permite una coordinación más rápida entre los núcleos.</text:p>
        </text:list-item>
        <text:list-item>
          <text:p text:style-name="P24"><text:span text:style-name="Strong_20_Emphasis">Virtualización</text:span>: Tecnologías como la virtualización de hardware permitieron a los procesadores ejecutar múltiples sistemas operativos simultáneamente.</text:p>
        </text:list-item>
      </text:list>
      <text:p text:style-name="Text_20_body"><text:span text:style-name="Strong_20_Emphasis">Limitaciones</text:span>:</text:p>
      <text:list text:style-name="L11">
        <text:list-item>
          <text:p text:style-name="P25">El rendimiento de los procesadores multinúcleo depende mucho de cómo esté optimizado el software. Si un programa no está diseñado para aprovechar múltiples núcleos, el aumento de rendimiento puede ser limitado.</text:p>
        </text:list-item>
      </text:list>
      <text:h text:style-name="Heading_20_3" text:outline-level="3">5. <text:span text:style-name="Strong_20_Emphasis">Procesadores Modernos y Tendencias Futuras (Década de 2010 en adelante)</text:span></text:h>
      <text:p text:style-name="Text_20_body"><text:span text:style-name="Strong_20_Emphasis">Cambios importantes:</text:span></text:p>
      <text:list text:style-name="L12">
        <text:list-item>
          <text:p text:style-name="P26"><text:span text:style-name="Strong_20_Emphasis">Procesadores con más de 8 núcleos</text:span>: Los procesadores modernos para servidores y estaciones de trabajo pueden tener docenas de núcleos (como los procesadores <text:span text:style-name="Strong_20_Emphasis">AMD Threadripper</text:span> o <text:span text:style-name="Strong_20_Emphasis">Intel Xeon</text:span>).</text:p>
        </text:list-item>
        <text:list-item>
          <text:p text:style-name="P27"><text:span text:style-name="Strong_20_Emphasis">Procesamiento heterogéneo</text:span>: El uso de núcleos grandes (de alto rendimiento) y núcleos pequeños (de alta eficiencia) en una misma CPU, como se ve en arquitecturas ARM y los <text:span text:style-name="Strong_20_Emphasis">procesadores Apple M1</text:span>.</text:p>
        </text:list-item>
      </text:list>
      <text:p text:style-name="Text_20_body"><text:span text:style-name="Strong_20_Emphasis">Características clave</text:span>:</text:p>
      <text:list text:style-name="L13">
        <text:list-item>
          <text:p text:style-name="P28"><text:span text:style-name="Strong_20_Emphasis">Multiproceso asimétrico (AMP)</text:span>: Algunos sistemas utilizan procesadores heterogéneos con diferentes capacidades de procesamiento, como los sistemas móviles.</text:p>
        </text:list-item>
        <text:list-item>
          <text:p text:style-name="P28"><text:span text:style-name="Strong_20_Emphasis">Procesamiento gráfico integrado</text:span>: El procesamiento gráfico y el procesamiento general están cada vez más integrados en el mismo chip (APUs, SoCs).</text:p>
        </text:list-item>
        <text:list-item>
          <text:p text:style-name="P29"><text:span text:style-name="Strong_20_Emphasis">Aceleradores de IA</text:span>: Integración de unidades especializadas para el procesamiento de algoritmos de inteligencia artificial.</text:p>
        </text:list-item>
      </text:list>
      <text:p text:style-name="P30"/>
      <text:p text:style-name="P30"/>
      <text:p text:style-name="P31">Define multinucleo y multiproceso y relaciona ambos conceptos</text:p>
      <text:p text:style-name="P31"/>
      <text:h text:style-name="P32" text:outline-level="3"><text:soft-page-break/>Definición de <text:span text:style-name="Strong_20_Emphasis">Multinúcleo</text:span>:</text:h>
      <text:p text:style-name="Text_20_body"><text:span text:style-name="Strong_20_Emphasis">Multinúcleo</text:span> se refiere a la arquitectura de los procesadores que contienen <text:span text:style-name="Strong_20_Emphasis">más de un núcleo de procesamiento</text:span> en un solo chip. Cada núcleo es esencialmente un procesador independiente que puede ejecutar instrucciones y realizar tareas de forma simultánea. Los procesadores multinúcleo pueden compartir la memoria caché y otros recursos del sistema, lo que permite un procesamiento paralelo más eficiente.</text:p>
      <text:list text:style-name="L14">
        <text:list-item>
          <text:p text:style-name="P33"><text:span text:style-name="Strong_20_Emphasis">Ejemplo</text:span>: Un procesador de cuatro núcleos (quad-core) tiene cuatro unidades de procesamiento que pueden trabajar de manera independiente o en conjunto.</text:p>
        </text:list-item>
      </text:list>
      <text:h text:style-name="Heading_20_3" text:outline-level="3">Definición de <text:span text:style-name="Strong_20_Emphasis">Multiproceso</text:span>:</text:h>
      <text:p text:style-name="Text_20_body"><text:span text:style-name="Strong_20_Emphasis">Multiproceso</text:span> es la capacidad de un sistema para ejecutar <text:span text:style-name="Strong_20_Emphasis">varios procesos simultáneamente</text:span>. Esto puede implicar que varios hilos de ejecución (threads) estén siendo procesados al mismo tiempo por diferentes núcleos o por un solo núcleo que alterna rápidamente entre ellos.</text:p>
      <text:p text:style-name="Text_20_body">El multiproceso puede dividirse en dos tipos:</text:p>
      <text:list text:style-name="L15">
        <text:list-item>
          <text:p text:style-name="P34"><text:span text:style-name="Strong_20_Emphasis">Multiproceso simétrico (SMP)</text:span>: Todos los núcleos en un sistema pueden acceder a la misma memoria y trabajar de manera cooperativa.</text:p>
        </text:list-item>
        <text:list-item>
          <text:p text:style-name="P34"><text:span text:style-name="Strong_20_Emphasis">Multiproceso asimétrico (AMP)</text:span>: Diferentes núcleos o procesadores tienen asignaciones específicas y no todos tienen acceso equitativo a los recursos.</text:p>
        </text:list-item>
        <text:list-item>
          <text:p text:style-name="P34"><text:span text:style-name="Strong_20_Emphasis">Ejemplo</text:span>: Un sistema multiproceso puede ejecutar una aplicación que requiere muchos hilos (como la edición de video), distribuyendo el trabajo entre varios núcleos.</text:p>
        </text:list-item>
      </text:list>
      <text:h text:style-name="Heading_20_3" text:outline-level="3">Relación entre <text:span text:style-name="Strong_20_Emphasis">Multinúcleo</text:span> y <text:span text:style-name="Strong_20_Emphasis">Multiproceso</text:span>:</text:h>
      <text:p text:style-name="Text_20_body">Ambos conceptos están directamente relacionados, ya que la <text:span text:style-name="Strong_20_Emphasis">arquitectura multinúcleo</text:span> es una herramienta clave para implementar el <text:span text:style-name="Strong_20_Emphasis">multiproceso</text:span>.</text:p>
      <text:list text:style-name="L16">
        <text:list-item>
          <text:p text:style-name="P35"><text:span text:style-name="Strong_20_Emphasis">Multinúcleo</text:span> proporciona el hardware necesario para ejecutar varios procesos simultáneamente, ya que cada núcleo puede encargarse de un proceso o hilo diferente.</text:p>
        </text:list-item>
        <text:list-item>
          <text:p text:style-name="P36"><text:span text:style-name="Strong_20_Emphasis">Multiproceso</text:span>, por otro lado, es la técnica de software que aprovecha la arquitectura multinúcleo para distribuir el trabajo entre los diferentes núcleos, maximizando el rendimiento del sistema.</text:p>
        </text:list-item>
      </text:list>
      <text:p text:style-name="Text_20_body">En resumen:</text:p>
      <text:list text:style-name="L17">
        <text:list-item>
          <text:p text:style-name="P37"><text:span text:style-name="Strong_20_Emphasis">Multinúcleo</text:span> es el <text:span text:style-name="Strong_20_Emphasis">hardware</text:span> que permite el procesamiento paralelo.</text:p>
        </text:list-item>
        <text:list-item>
          <text:p text:style-name="P38"><text:span text:style-name="Strong_20_Emphasis">Multiproceso</text:span> es la <text:span text:style-name="Strong_20_Emphasis">capacidad del software</text:span> para aprovechar esa arquitectura, ejecutando múltiples tareas al mismo tiempo en diferentes núcleos.</text:p>
        </text:list-item>
      </text:list>
      <text:p text:style-name="P5"/>
      <text:p text:style-name="P5"/>
      <text:p text:style-name="P39">Que es un núcleo?</text:p>
      <text:p text:style-name="P4"/>
      <text:p text:style-name="P5"/>
      <text:p text:style-name="P5">Un <text:span text:style-name="Strong_20_Emphasis">núcleo</text:span> (o <text:span text:style-name="Strong_20_Emphasis">core</text:span>) en un procesador es la unidad central de procesamiento que ejecuta las instrucciones de un programa. Es la parte del procesador responsable de realizar operaciones aritméticas, lógicas, de control y de acceso a la memoria. </text:p>
      <text:p text:style-name="P5"/>
      <text:p text:style-name="P5"><text:soft-page-break/></text:p>
      <text:p text:style-name="P39">En que se miden los procesadores?</text:p>
      <text:p text:style-name="P6"><text:span text:style-name="Strong_20_Emphasis"><text:s text:c="12"/>Frecuencia del reloj (GHz)</text:span></text:p>
      <text:list text:style-name="L18">
        <text:list-header>
          <text:p text:style-name="P40"><text:span text:style-name="Strong_20_Emphasis">Número de núcleos</text:span></text:p>
        </text:list-header>
      </text:list>
      <text:list text:style-name="L19">
        <text:list-header>
          <text:p text:style-name="P41"><text:span text:style-name="Strong_20_Emphasis">Cantidad de hilos (threads)</text:span></text:p>
        </text:list-header>
      </text:list>
      <text:list text:style-name="L20">
        <text:list-header>
          <text:p text:style-name="P42"><text:span text:style-name="Strong_20_Emphasis">Memoria caché (MB)</text:span></text:p>
        </text:list-header>
      </text:list>
      <text:list text:style-name="L21">
        <text:list-header>
          <text:p text:style-name="P43"><text:span text:style-name="Strong_20_Emphasis">Potencia térmica (TDP, en vatios)</text:span></text:p>
        </text:list-header>
      </text:list>
      <text:list text:style-name="L22">
        <text:list-header>
          <text:p text:style-name="P44"><text:span text:style-name="Strong_20_Emphasis">Arquitectura (nm)</text:span></text:p>
        </text:list-header>
      </text:list>
      <text:list text:style-name="L23">
        <text:list-header>
          <text:p text:style-name="P45"><text:span text:style-name="Strong_20_Emphasis">Instrucciones por ciclo (IPC)</text:span></text:p>
        </text:list-header>
      </text:list>
      <text:list text:style-name="L24">
        <text:list-header>
          <text:p text:style-name="P46"><text:span text:style-name="Strong_20_Emphasis">Rendimiento en benchmarks</text:span> </text:p>
        </text:list-header>
      </text:list>
      <text:p text:style-name="Text_20_body"/>
      <text:p text:style-name="Text_20_body"/>
      <text:p text:style-name="Text_20_body"><text:span text:style-name="T5">si tengo un procesador de 8 nucleos y 5Ghz y ejecuto un programa este se ejecutara a 40Ghz?</text:span></text:p>
      <text:h text:style-name="Heading_20_5" text:outline-level="5">Tú dijiste:</text:h>
      <text:p text:style-name="Text_20_body">realiza una evolución de los procesadores con las características iniciales y las carazterísticas que cambio para dar lugar al multiproceso</text:p>
      <text:h text:style-name="Heading_20_6" text:outline-level="6">ChatGPT Plus</text:h>
      <text:p text:style-name="Text_20_body">ChatGPT</text:p>
      <text:p text:style-name="Text_20_body">La evolución de los procesadores ha sido un proceso continuo que ha permitido pasar de sistemas monoprocesador simples a arquitecturas avanzadas con múltiples núcleos y capacidad de multiprocesamiento. A continuación, se describe una evolución de los procesadores, haciendo énfasis en sus características iniciales y los cambios que llevaron al multiproceso.</text:p>
      <text:h text:style-name="Heading_20_3" text:outline-level="3">1. <text:span text:style-name="Strong_20_Emphasis">Procesadores Monoproceso (Décadas de 1950-1970)</text:span></text:h>
      <text:p text:style-name="Text_20_body"><text:span text:style-name="Strong_20_Emphasis">Características iniciales:</text:span></text:p>
      <text:list text:style-name="L25">
        <text:list-item>
          <text:p text:style-name="P47"><text:span text:style-name="Strong_20_Emphasis">Arquitectura básica</text:span>: Los primeros procesadores, como el Intel 4004 (1971), fueron monoprocesador, es decir, estaban diseñados para ejecutar una instrucción a la vez.</text:p>
        </text:list-item>
        <text:list-item>
          <text:p text:style-name="P47"><text:span text:style-name="Strong_20_Emphasis">Unidad central de procesamiento (CPU)</text:span>: Los sistemas contaban con una sola unidad de procesamiento, encargada de gestionar todas las tareas del sistema.</text:p>
        </text:list-item>
        <text:list-item>
          <text:p text:style-name="P47"><text:span text:style-name="Strong_20_Emphasis">Bajo rendimiento</text:span>: Su rendimiento era limitado, dado que solo podían realizar una tarea a la vez.</text:p>
        </text:list-item>
        <text:list-item>
          <text:p text:style-name="P48"><text:span text:style-name="Strong_20_Emphasis">Circuitos integrados</text:span>: Los primeros procesadores usaban transistores, y su miniaturización en los circuitos integrados permitió la creación de los primeros microprocesadores.</text:p>
        </text:list-item>
      </text:list>
      <text:p text:style-name="Text_20_body"><text:span text:style-name="Strong_20_Emphasis">Limitaciones:</text:span></text:p>
      <text:list text:style-name="L26">
        <text:list-item>
          <text:p text:style-name="P49">Solo podían ejecutar un proceso a la vez, lo que resultaba ineficiente para sistemas que requerían manejar múltiples tareas simultáneamente.</text:p>
        </text:list-item>
      </text:list>
      <text:h text:style-name="Heading_20_3" text:outline-level="3">2. <text:span text:style-name="Strong_20_Emphasis">Mejoras en el Rendimiento y Paralelismo (Décadas de 1970-1980)</text:span></text:h>
      <text:p text:style-name="Text_20_body"><text:span text:style-name="Strong_20_Emphasis">Cambios importantes:</text:span></text:p>
      <text:list text:style-name="L27">
        <text:list-item>
          <text:p text:style-name="P50"><text:soft-page-break/><text:span text:style-name="Strong_20_Emphasis">Incorporación de la ejecución en paralelo a nivel de instrucciones</text:span>: Procesadores como el Intel 8086 (1978) introdujeron técnicas como <text:span text:style-name="Strong_20_Emphasis">pipelining</text:span>, donde varias etapas del procesamiento de instrucciones se superponen, mejorando el rendimiento.</text:p>
        </text:list-item>
        <text:list-item>
          <text:p text:style-name="P51"><text:span text:style-name="Strong_20_Emphasis">Mejora en la frecuencia de reloj</text:span>: Se incrementó la velocidad de los relojes en los procesadores, lo que permitió ejecutar más instrucciones por segundo.</text:p>
        </text:list-item>
      </text:list>
      <text:p text:style-name="Text_20_body"><text:span text:style-name="Strong_20_Emphasis">Características avanzadas:</text:span></text:p>
      <text:list text:style-name="L28">
        <text:list-item>
          <text:p text:style-name="P52"><text:span text:style-name="Strong_20_Emphasis">Co-procesadores matemáticos</text:span>: Se introdujeron para mejorar el rendimiento en cálculos matemáticos complejos, como el Intel 8087.</text:p>
        </text:list-item>
        <text:list-item>
          <text:p text:style-name="P53"><text:span text:style-name="Strong_20_Emphasis">Caché</text:span>: Se añadió la memoria caché para mejorar el acceso a datos y reducir los tiempos de espera del procesador.</text:p>
        </text:list-item>
      </text:list>
      <text:p text:style-name="Text_20_body"><text:span text:style-name="Strong_20_Emphasis">Limitaciones</text:span>:</text:p>
      <text:list text:style-name="L29">
        <text:list-item>
          <text:p text:style-name="P54">Aunque había mejoras en el rendimiento, los procesadores seguían siendo esencialmente monohilo (procesaban una tarea o hilo a la vez).</text:p>
        </text:list-item>
      </text:list>
      <text:h text:style-name="Heading_20_3" text:outline-level="3">3. <text:span text:style-name="Strong_20_Emphasis">Procesadores con Multitarea y Multiproceso (Décadas de 1990)</text:span></text:h>
      <text:p text:style-name="Text_20_body"><text:span text:style-name="Strong_20_Emphasis">Cambios importantes:</text:span></text:p>
      <text:list text:style-name="L30">
        <text:list-item>
          <text:p text:style-name="P55"><text:span text:style-name="Strong_20_Emphasis">Multitarea</text:span>: Los sistemas operativos comenzaron a implementar técnicas de multitarea, lo que permitió que los procesadores ejecutaran varios programas simultáneamente, aunque en realidad era el sistema operativo el que alternaba rápidamente entre procesos.</text:p>
        </text:list-item>
        <text:list-item>
          <text:p text:style-name="P55"><text:span text:style-name="Strong_20_Emphasis">Procesamiento superscalar</text:span>: Los procesadores comenzaron a ejecutar más de una instrucción por ciclo de reloj gracias a la duplicación de unidades de ejecución.</text:p>
        </text:list-item>
        <text:list-item>
          <text:p text:style-name="P56"><text:span text:style-name="Strong_20_Emphasis">Hyper-Threading (HT)</text:span>: Intel introdujo la tecnología <text:span text:style-name="Strong_20_Emphasis">Hyper-Threading</text:span> con el <text:span text:style-name="Strong_20_Emphasis">Pentium 4</text:span> en 2002, que permitió a una sola CPU simular dos procesadores lógicos, lo que permitió ejecutar dos hilos en paralelo en algunos escenarios.</text:p>
        </text:list-item>
      </text:list>
      <text:p text:style-name="Text_20_body"><text:span text:style-name="Strong_20_Emphasis">Características clave</text:span>:</text:p>
      <text:list text:style-name="L31">
        <text:list-item>
          <text:p text:style-name="P57"><text:span text:style-name="Strong_20_Emphasis">Superescalaridad</text:span>: Los procesadores comenzaron a tener múltiples pipelines de ejecución, lo que permitía ejecutar más de una instrucción al mismo tiempo.</text:p>
        </text:list-item>
        <text:list-item>
          <text:p text:style-name="P58"><text:span text:style-name="Strong_20_Emphasis">Mejoras en la arquitectura interna</text:span>: Como la predicción de saltos y la ejecución fuera de orden, que mejoraban el rendimiento de los procesadores en tareas más complejas.</text:p>
        </text:list-item>
      </text:list>
      <text:p text:style-name="Text_20_body"><text:span text:style-name="Strong_20_Emphasis">Limitaciones</text:span>:</text:p>
      <text:list text:style-name="L32">
        <text:list-item>
          <text:p text:style-name="P59">Aunque se lograba un mejor aprovechamiento del tiempo del procesador, la capacidad de ejecutar múltiples tareas simultáneamente todavía dependía en gran medida de la arquitectura del sistema operativo y del software.</text:p>
        </text:list-item>
      </text:list>
      <text:h text:style-name="Heading_20_3" text:outline-level="3">4. <text:span text:style-name="Strong_20_Emphasis">Procesadores Multinúcleo (A partir de la década de 2000)</text:span></text:h>
      <text:p text:style-name="Text_20_body"><text:span text:style-name="Strong_20_Emphasis">Cambios importantes:</text:span></text:p>
      <text:list text:style-name="L33">
        <text:list-item>
          <text:p text:style-name="P60"><text:span text:style-name="Strong_20_Emphasis">Multiprocesamiento de núcleos múltiples</text:span>: Se desarrollaron procesadores con múltiples núcleos, cada uno capaz de ejecutar sus propios hilos de manera independiente, lo que permitió el verdadero paralelismo en los sistemas de escritorio y servidores.</text:p>
          <text:p text:style-name="P60"><text:soft-page-break/>Ejemplo: El <text:span text:style-name="Strong_20_Emphasis">Intel Core Duo</text:span> (2006) fue uno de los primeros procesadores de consumo con dos núcleos en un solo chip.</text:p>
        </text:list-item>
        <text:list-item>
          <text:p text:style-name="P60"><text:span text:style-name="Strong_20_Emphasis">Arquitectura de procesadores multinúcleo</text:span>: Cada núcleo es un procesador independiente que comparte el mismo bus de memoria, lo que permite un procesamiento paralelo efectivo.</text:p>
        </text:list-item>
      </text:list>
      <text:p text:style-name="Text_20_body"><text:span text:style-name="Strong_20_Emphasis">Características avanzadas</text:span>:</text:p>
      <text:list text:style-name="L34">
        <text:list-item>
          <text:p text:style-name="P61"><text:span text:style-name="Strong_20_Emphasis">Multiproceso simétrico (SMP)</text:span>: Sistemas operativos y hardware adaptados para manejar múltiples procesadores (o núcleos) de manera eficiente.</text:p>
        </text:list-item>
        <text:list-item>
          <text:p text:style-name="P61"><text:span text:style-name="Strong_20_Emphasis">Memoria compartida</text:span>: Los núcleos del procesador comparten memoria RAM, lo que permite una coordinación más rápida entre los núcleos.</text:p>
        </text:list-item>
        <text:list-item>
          <text:p text:style-name="P62"><text:span text:style-name="Strong_20_Emphasis">Virtualización</text:span>: Tecnologías como la virtualización de hardware permitieron a los procesadores ejecutar múltiples sistemas operativos simultáneamente.</text:p>
        </text:list-item>
      </text:list>
      <text:p text:style-name="Text_20_body"><text:span text:style-name="Strong_20_Emphasis">Limitaciones</text:span>:</text:p>
      <text:list text:style-name="L35">
        <text:list-item>
          <text:p text:style-name="P63">El rendimiento de los procesadores multinúcleo depende mucho de cómo esté optimizado el software. Si un programa no está diseñado para aprovechar múltiples núcleos, el aumento de rendimiento puede ser limitado.</text:p>
        </text:list-item>
      </text:list>
      <text:h text:style-name="Heading_20_3" text:outline-level="3">5. <text:span text:style-name="Strong_20_Emphasis">Procesadores Modernos y Tendencias Futuras (Década de 2010 en adelante)</text:span></text:h>
      <text:p text:style-name="Text_20_body"><text:span text:style-name="Strong_20_Emphasis">Cambios importantes:</text:span></text:p>
      <text:list text:style-name="L36">
        <text:list-item>
          <text:p text:style-name="P64"><text:span text:style-name="Strong_20_Emphasis">Procesadores con más de 8 núcleos</text:span>: Los procesadores modernos para servidores y estaciones de trabajo pueden tener docenas de núcleos (como los procesadores <text:span text:style-name="Strong_20_Emphasis">AMD Threadripper</text:span> o <text:span text:style-name="Strong_20_Emphasis">Intel Xeon</text:span>).</text:p>
        </text:list-item>
        <text:list-item>
          <text:p text:style-name="P65"><text:span text:style-name="Strong_20_Emphasis">Procesamiento heterogéneo</text:span>: El uso de núcleos grandes (de alto rendimiento) y núcleos pequeños (de alta eficiencia) en una misma CPU, como se ve en arquitecturas ARM y los <text:span text:style-name="Strong_20_Emphasis">procesadores Apple M1</text:span>.</text:p>
        </text:list-item>
      </text:list>
      <text:p text:style-name="Text_20_body"><text:span text:style-name="Strong_20_Emphasis">Características clave</text:span>:</text:p>
      <text:list text:style-name="L37">
        <text:list-item>
          <text:p text:style-name="P66"><text:span text:style-name="Strong_20_Emphasis">Multiproceso asimétrico (AMP)</text:span>: Algunos sistemas utilizan procesadores heterogéneos con diferentes capacidades de procesamiento, como los sistemas móviles.</text:p>
        </text:list-item>
        <text:list-item>
          <text:p text:style-name="P66"><text:span text:style-name="Strong_20_Emphasis">Procesamiento gráfico integrado</text:span>: El procesamiento gráfico y el procesamiento general están cada vez más integrados en el mismo chip (APUs, SoCs).</text:p>
        </text:list-item>
        <text:list-item>
          <text:p text:style-name="P67"><text:span text:style-name="Strong_20_Emphasis">Aceleradores de IA</text:span>: Integración de unidades especializadas para el procesamiento de algoritmos de inteligencia artificial.</text:p>
        </text:list-item>
      </text:list>
      <text:h text:style-name="Heading_20_3" text:outline-level="3">Conclusión</text:h>
      <text:p text:style-name="Text_20_body">La evolución de los procesadores ha seguido un camino que va desde la ejecución secuencial de instrucciones hasta el procesamiento paralelo a gran escala. Los cambios clave que permitieron el multiproceso incluyen la mejora en la frecuencia de reloj, la adopción de arquitecturas superscalar y multinúcleo, y la integración de tecnologías como Hyper-Threading. El multiproceso ha permitido un rendimiento y eficiencia mucho mayores, adaptándose a las crecientes demandas de las aplicaciones modernas.</text:p>
      <text:p text:style-name="Text_20_body">4o</text:p>
      <text:h text:style-name="Heading_20_5" text:outline-level="5"><text:soft-page-break/>Tú dijiste:</text:h>
      <text:p text:style-name="Text_20_body">Define multinucleo y multiproceso y relaciona ambos conceptos</text:p>
      <text:h text:style-name="Heading_20_6" text:outline-level="6">ChatGPT Plus</text:h>
      <text:p text:style-name="Text_20_body">ChatGPT</text:p>
      <text:h text:style-name="Heading_20_3" text:outline-level="3">Definición de <text:span text:style-name="Strong_20_Emphasis">Multinúcleo</text:span>:</text:h>
      <text:p text:style-name="Text_20_body"><text:span text:style-name="Strong_20_Emphasis">Multinúcleo</text:span> se refiere a la arquitectura de los procesadores que contienen <text:span text:style-name="Strong_20_Emphasis">más de un núcleo de procesamiento</text:span> en un solo chip. Cada núcleo es esencialmente un procesador independiente que puede ejecutar instrucciones y realizar tareas de forma simultánea. Los procesadores multinúcleo pueden compartir la memoria caché y otros recursos del sistema, lo que permite un procesamiento paralelo más eficiente.</text:p>
      <text:list text:style-name="L38">
        <text:list-item>
          <text:p text:style-name="P68"><text:span text:style-name="Strong_20_Emphasis">Ejemplo</text:span>: Un procesador de cuatro núcleos (quad-core) tiene cuatro unidades de procesamiento que pueden trabajar de manera independiente o en conjunto.</text:p>
        </text:list-item>
      </text:list>
      <text:h text:style-name="Heading_20_3" text:outline-level="3">Definición de <text:span text:style-name="Strong_20_Emphasis">Multiproceso</text:span>:</text:h>
      <text:p text:style-name="Text_20_body"><text:span text:style-name="Strong_20_Emphasis">Multiproceso</text:span> es la capacidad de un sistema para ejecutar <text:span text:style-name="Strong_20_Emphasis">varios procesos simultáneamente</text:span>. Esto puede implicar que varios hilos de ejecución (threads) estén siendo procesados al mismo tiempo por diferentes núcleos o por un solo núcleo que alterna rápidamente entre ellos.</text:p>
      <text:p text:style-name="Text_20_body">El multiproceso puede dividirse en dos tipos:</text:p>
      <text:list text:style-name="L39">
        <text:list-item>
          <text:p text:style-name="P69"><text:span text:style-name="Strong_20_Emphasis">Multiproceso simétrico (SMP)</text:span>: Todos los núcleos en un sistema pueden acceder a la misma memoria y trabajar de manera cooperativa.</text:p>
        </text:list-item>
        <text:list-item>
          <text:p text:style-name="P69"><text:span text:style-name="Strong_20_Emphasis">Multiproceso asimétrico (AMP)</text:span>: Diferentes núcleos o procesadores tienen asignaciones específicas y no todos tienen acceso equitativo a los recursos.</text:p>
        </text:list-item>
        <text:list-item>
          <text:p text:style-name="P69"><text:span text:style-name="Strong_20_Emphasis">Ejemplo</text:span>: Un sistema multiproceso puede ejecutar una aplicación que requiere muchos hilos (como la edición de video), distribuyendo el trabajo entre varios núcleos.</text:p>
        </text:list-item>
      </text:list>
      <text:h text:style-name="Heading_20_3" text:outline-level="3">Relación entre <text:span text:style-name="Strong_20_Emphasis">Multinúcleo</text:span> y <text:span text:style-name="Strong_20_Emphasis">Multiproceso</text:span>:</text:h>
      <text:p text:style-name="Text_20_body">Ambos conceptos están directamente relacionados, ya que la <text:span text:style-name="Strong_20_Emphasis">arquitectura multinúcleo</text:span> es una herramienta clave para implementar el <text:span text:style-name="Strong_20_Emphasis">multiproceso</text:span>.</text:p>
      <text:list text:style-name="L40">
        <text:list-item>
          <text:p text:style-name="P70"><text:span text:style-name="Strong_20_Emphasis">Multinúcleo</text:span> proporciona el hardware necesario para ejecutar varios procesos simultáneamente, ya que cada núcleo puede encargarse de un proceso o hilo diferente.</text:p>
        </text:list-item>
        <text:list-item>
          <text:p text:style-name="P71"><text:span text:style-name="Strong_20_Emphasis">Multiproceso</text:span>, por otro lado, es la técnica de software que aprovecha la arquitectura multinúcleo para distribuir el trabajo entre los diferentes núcleos, maximizando el rendimiento del sistema.</text:p>
        </text:list-item>
      </text:list>
      <text:p text:style-name="Text_20_body">En resumen:</text:p>
      <text:list text:style-name="L41">
        <text:list-item>
          <text:p text:style-name="P72"><text:span text:style-name="Strong_20_Emphasis">Multinúcleo</text:span> es el <text:span text:style-name="Strong_20_Emphasis">hardware</text:span> que permite el procesamiento paralelo.</text:p>
        </text:list-item>
        <text:list-item>
          <text:p text:style-name="P73"><text:span text:style-name="Strong_20_Emphasis">Multiproceso</text:span> es la <text:span text:style-name="Strong_20_Emphasis">capacidad del software</text:span> para aprovechar esa arquitectura, ejecutando múltiples tareas al mismo tiempo en diferentes núcleos.</text:p>
        </text:list-item>
      </text:list>
      <text:p text:style-name="Text_20_body">4o</text:p>
      <text:h text:style-name="Heading_20_5" text:outline-level="5"><text:soft-page-break/>Tú dijiste:</text:h>
      <text:p text:style-name="Text_20_body">Que es un núcleo?</text:p>
      <text:h text:style-name="Heading_20_6" text:outline-level="6">ChatGPT Plus</text:h>
      <text:p text:style-name="Text_20_body">ChatGPT</text:p>
      <text:p text:style-name="Text_20_body">Un <text:span text:style-name="Strong_20_Emphasis">núcleo</text:span> (o <text:span text:style-name="Strong_20_Emphasis">core</text:span>) en un procesador es la unidad central de procesamiento que ejecuta las instrucciones de un programa. Es la parte del procesador responsable de realizar operaciones aritméticas, lógicas, de control y de acceso a la memoria.</text:p>
      <text:h text:style-name="Heading_20_3" text:outline-level="3">Funciones principales de un núcleo:</text:h>
      <text:list text:style-name="L42">
        <text:list-item>
          <text:p text:style-name="P74"><text:span text:style-name="Strong_20_Emphasis">Ejecutar instrucciones</text:span>: El núcleo toma instrucciones de un programa (ya sea una aplicación o el sistema operativo) y las ejecuta.</text:p>
        </text:list-item>
        <text:list-item>
          <text:p text:style-name="P74"><text:span text:style-name="Strong_20_Emphasis">Procesar datos</text:span>: Realiza cálculos y operaciones sobre los datos, como sumar, restar o comparar valores.</text:p>
        </text:list-item>
        <text:list-item>
          <text:p text:style-name="P74"><text:span text:style-name="Strong_20_Emphasis">Acceder a la memoria</text:span>: Lee y escribe datos en la memoria RAM o en la memoria caché para realizar sus operaciones.</text:p>
        </text:list-item>
        <text:list-item>
          <text:p text:style-name="P75"><text:span text:style-name="Strong_20_Emphasis">Control de flujo</text:span>: Decide qué instrucción ejecutar a continuación y gestiona el flujo de trabajo dentro del procesador.</text:p>
        </text:list-item>
      </text:list>
      <text:h text:style-name="Heading_20_3" text:outline-level="3">Componentes clave de un núcleo:</text:h>
      <text:list text:style-name="L43">
        <text:list-item>
          <text:p text:style-name="P76"><text:span text:style-name="Strong_20_Emphasis">Unidad de control (CU)</text:span>: Dirige las operaciones dentro del núcleo, decidiendo qué instrucciones ejecutar y en qué orden.</text:p>
        </text:list-item>
        <text:list-item>
          <text:p text:style-name="P76"><text:span text:style-name="Strong_20_Emphasis">Unidad aritmético-lógica (ALU)</text:span>: Realiza las operaciones matemáticas y lógicas, como sumas, restas, comparaciones, etc.</text:p>
        </text:list-item>
        <text:list-item>
          <text:p text:style-name="P76"><text:span text:style-name="Strong_20_Emphasis">Registros</text:span>: Pequeñas unidades de almacenamiento rápido que guardan temporalmente los datos con los que el núcleo está trabajando.</text:p>
        </text:list-item>
        <text:list-item>
          <text:p text:style-name="P77"><text:span text:style-name="Strong_20_Emphasis">Unidad de acceso a memoria</text:span>: Permite al núcleo comunicarse con la memoria RAM y otros componentes del sistema para obtener y almacenar datos.</text:p>
        </text:list-item>
      </text:list>
      <text:h text:style-name="Heading_20_3" text:outline-level="3">Relación con procesadores multinúcleo:</text:h>
      <text:p text:style-name="Text_20_body">En los procesadores modernos multinúcleo, un <text:span text:style-name="Strong_20_Emphasis">núcleo</text:span> es una de las varias unidades de procesamiento independientes dentro de un mismo chip. Cada núcleo puede trabajar en tareas distintas, lo que permite que el procesador realice múltiples operaciones en paralelo y mejore el rendimiento del sistema.</text:p>
      <text:p text:style-name="Text_20_body">Por ejemplo, un procesador de cuatro núcleos (quad-core) puede ejecutar hasta cuatro procesos diferentes de manera simultánea, siempre que el software esté diseñado para aprovechar esta capacidad.</text:p>
      <text:p text:style-name="Text_20_body">4o</text:p>
      <text:h text:style-name="Heading_20_5" text:outline-level="5">Tú dijiste:</text:h>
      <text:p text:style-name="Text_20_body">En que se miden los procesadores?</text:p>
      <text:h text:style-name="Heading_20_6" text:outline-level="6">ChatGPT Plus</text:h>
      <text:p text:style-name="Text_20_body">ChatGPT</text:p>
      <text:p text:style-name="Text_20_body"><text:soft-page-break/>Los procesadores se miden en varias métricas clave que reflejan su <text:span text:style-name="Strong_20_Emphasis">rendimiento, capacidad de procesamiento y eficiencia</text:span>. A continuación, se describen las principales formas de medir un procesador:</text:p>
      <text:h text:style-name="Heading_20_3" text:outline-level="3">1. <text:span text:style-name="Strong_20_Emphasis">Frecuencia del reloj (GHz)</text:span></text:h>
      <text:p text:style-name="Text_20_body">La <text:span text:style-name="Strong_20_Emphasis">frecuencia del reloj</text:span> se mide en <text:span text:style-name="Strong_20_Emphasis">gigahercios (GHz)</text:span> y representa la velocidad a la que el procesador ejecuta instrucciones. Cada "ciclo de reloj" es un pulso de la señal de reloj que sincroniza las operaciones del procesador.</text:p>
      <text:list text:style-name="L44">
        <text:list-item>
          <text:p text:style-name="P78"><text:span text:style-name="Strong_20_Emphasis">Ejemplo</text:span>: Un procesador con una frecuencia de 3.5 GHz puede realizar 3,500 millones de ciclos de reloj por segundo.</text:p>
        </text:list-item>
      </text:list>
      <text:p text:style-name="Text_20_body"><text:span text:style-name="Strong_20_Emphasis">Importancia</text:span>: Un mayor número de GHz generalmente indica que el procesador es capaz de ejecutar más instrucciones en menos tiempo, pero no es el único factor para evaluar el rendimiento.</text:p>
      <text:h text:style-name="Heading_20_3" text:outline-level="3">2. <text:span text:style-name="Strong_20_Emphasis">Número de núcleos</text:span></text:h>
      <text:p text:style-name="Text_20_body">El <text:span text:style-name="Strong_20_Emphasis">número de núcleos</text:span> indica cuántas unidades de procesamiento independientes tiene el procesador.</text:p>
      <text:list text:style-name="L45">
        <text:list-item>
          <text:p text:style-name="P79"><text:span text:style-name="Strong_20_Emphasis">Ejemplo</text:span>: Un procesador de 8 núcleos puede ejecutar hasta 8 tareas o hilos de forma simultánea.</text:p>
        </text:list-item>
      </text:list>
      <text:p text:style-name="Text_20_body"><text:span text:style-name="Strong_20_Emphasis">Importancia</text:span>: Más núcleos permiten un mayor procesamiento paralelo, lo que es beneficioso para tareas intensivas como el renderizado de video o los juegos.</text:p>
      <text:h text:style-name="Heading_20_3" text:outline-level="3">3. <text:span text:style-name="Strong_20_Emphasis">Cantidad de hilos (threads)</text:span></text:h>
      <text:p text:style-name="Text_20_body">Un <text:span text:style-name="Strong_20_Emphasis">hilo</text:span> es una unidad de ejecución dentro de un proceso. Algunos procesadores admiten tecnologías como <text:span text:style-name="Strong_20_Emphasis">Hyper-Threading</text:span> (en Intel) o <text:span text:style-name="Strong_20_Emphasis">SMT (Simultaneous Multithreading)</text:span> (en AMD), que permiten que un núcleo físico maneje múltiples hilos.</text:p>
      <text:list text:style-name="L46">
        <text:list-item>
          <text:p text:style-name="P80"><text:span text:style-name="Strong_20_Emphasis">Ejemplo</text:span>: Un procesador con 4 núcleos y 8 hilos puede manejar 8 hilos simultáneamente, aunque solo tiene 4 núcleos físicos.</text:p>
        </text:list-item>
      </text:list>
      <text:p text:style-name="Text_20_body"><text:span text:style-name="Strong_20_Emphasis">Importancia</text:span>: Más hilos pueden mejorar el rendimiento en aplicaciones optimizadas para el procesamiento paralelo.</text:p>
      <text:h text:style-name="Heading_20_3" text:outline-level="3">4. <text:span text:style-name="Strong_20_Emphasis">Caché (KB, MB)</text:span></text:h>
      <text:p text:style-name="Text_20_body">La <text:span text:style-name="Strong_20_Emphasis">memoria caché</text:span> es una memoria ultrarrápida integrada en el procesador que almacena datos de uso frecuente para acelerar el acceso.</text:p>
      <text:list text:style-name="L47">
        <text:list-item>
          <text:p text:style-name="P81">Se mide en <text:span text:style-name="Strong_20_Emphasis">kilobytes (KB)</text:span> o <text:span text:style-name="Strong_20_Emphasis">megabytes (MB)</text:span>, y generalmente está dividida en <text:span text:style-name="Strong_20_Emphasis">niveles</text:span> (L1, L2, L3), donde L1 es la más rápida pero más pequeña, y L3 es más grande pero más lenta.</text:p>
        </text:list-item>
      </text:list>
      <text:p text:style-name="Text_20_body"><text:span text:style-name="Strong_20_Emphasis">Importancia</text:span>: Una mayor cantidad de caché puede reducir los tiempos de espera del procesador al acceder a datos.</text:p>
      <text:h text:style-name="Heading_20_3" text:outline-level="3"><text:soft-page-break/>5. <text:span text:style-name="Strong_20_Emphasis">Potencia térmica de diseño (TDP)</text:span></text:h>
      <text:p text:style-name="Text_20_body">El <text:span text:style-name="Strong_20_Emphasis">TDP (Thermal Design Power)</text:span> se mide en <text:span text:style-name="Strong_20_Emphasis">vatios (W)</text:span> y describe la cantidad máxima de energía térmica que el procesador puede generar bajo carga máxima, lo que indica cuánta energía disipa el procesador.</text:p>
      <text:p text:style-name="Text_20_body"><text:span text:style-name="Strong_20_Emphasis">Importancia</text:span>: TDP afecta el consumo de energía y los requisitos de refrigeración. Un procesador con un TDP más alto requerirá mejores sistemas de disipación de calor.</text:p>
      <text:h text:style-name="Heading_20_3" text:outline-level="3">6. <text:span text:style-name="Strong_20_Emphasis">Arquitectura (nm)</text:span></text:h>
      <text:p text:style-name="Text_20_body">La arquitectura del procesador se refiere al tamaño de los <text:span text:style-name="Strong_20_Emphasis">transistores</text:span> que lo componen, y se mide en <text:span text:style-name="Strong_20_Emphasis">nanómetros (nm)</text:span>.</text:p>
      <text:list text:style-name="L48">
        <text:list-item>
          <text:p text:style-name="P82"><text:span text:style-name="Strong_20_Emphasis">Ejemplo</text:span>: Un procesador de 7 nm tiene transistores más pequeños que uno de 14 nm.</text:p>
        </text:list-item>
      </text:list>
      <text:p text:style-name="Text_20_body"><text:span text:style-name="Strong_20_Emphasis">Importancia</text:span>: Menores tamaños de transistores permiten más potencia y eficiencia, ya que el procesador consume menos energía y genera menos calor.</text:p>
      <text:h text:style-name="Heading_20_3" text:outline-level="3">7. <text:span text:style-name="Strong_20_Emphasis">Instrucciones por ciclo (IPC)</text:span></text:h>
      <text:p text:style-name="Text_20_body">La <text:span text:style-name="Strong_20_Emphasis">IPC (Instructions per Cycle)</text:span> mide la cantidad de instrucciones que el procesador puede ejecutar por ciclo de reloj.</text:p>
      <text:p text:style-name="Text_20_body"><text:span text:style-name="Strong_20_Emphasis">Importancia</text:span>: Dos procesadores con la misma frecuencia de reloj pueden tener un rendimiento diferente si uno tiene un IPC más alto, lo que significa que puede hacer más trabajo en el mismo número de ciclos.</text:p>
      <text:h text:style-name="Heading_20_3" text:outline-level="3">8. <text:span text:style-name="Strong_20_Emphasis">Rendimiento en Benchmarking</text:span></text:h>
      <text:p text:style-name="Text_20_body">Los benchmarks son pruebas estándar que se usan para medir el rendimiento de los procesadores en situaciones reales o simuladas. Algunos benchmarks comunes incluyen:</text:p>
      <text:list text:style-name="L49">
        <text:list-item>
          <text:p text:style-name="P83"><text:span text:style-name="Strong_20_Emphasis">Cinebench</text:span> (para medir rendimiento en renderizado)</text:p>
        </text:list-item>
        <text:list-item>
          <text:p text:style-name="P83"><text:span text:style-name="Strong_20_Emphasis">Geekbench</text:span> (para mediciones generales)</text:p>
        </text:list-item>
        <text:list-item>
          <text:p text:style-name="P84"><text:span text:style-name="Strong_20_Emphasis">PassMark</text:span> (para rendimiento general del sistema)</text:p>
        </text:list-item>
      </text:list>
      <text:p text:style-name="Text_20_body"><text:span text:style-name="Strong_20_Emphasis">Importancia</text:span>: Estos tests comparan el rendimiento en diferentes tipos de tareas, proporcionando una visión más completa del rendimiento global de un procesador.</text:p>
      <text:h text:style-name="Heading_20_3" text:outline-level="3">Resumen:</text:h>
      <text:p text:style-name="Text_20_body">Los procesadores se miden principalmente en:</text:p>
      <text:list text:style-name="L50">
        <text:list-item>
          <text:p text:style-name="P85"><text:span text:style-name="Strong_20_Emphasis">Frecuencia del reloj (GHz)</text:span></text:p>
        </text:list-item>
        <text:list-item>
          <text:p text:style-name="P85"><text:span text:style-name="Strong_20_Emphasis">Número de núcleos</text:span></text:p>
        </text:list-item>
        <text:list-item>
          <text:p text:style-name="P85"><text:span text:style-name="Strong_20_Emphasis">Cantidad de hilos (threads)</text:span></text:p>
        </text:list-item>
        <text:list-item>
          <text:p text:style-name="P85"><text:span text:style-name="Strong_20_Emphasis">Memoria caché (MB)</text:span></text:p>
        </text:list-item>
        <text:list-item>
          <text:p text:style-name="P85"><text:span text:style-name="Strong_20_Emphasis">Potencia térmica (TDP, en vatios)</text:span></text:p>
        </text:list-item>
        <text:list-item>
          <text:p text:style-name="P85"><text:span text:style-name="Strong_20_Emphasis">Arquitectura (nm)</text:span></text:p>
        </text:list-item>
        <text:list-item>
          <text:p text:style-name="P85"><text:span text:style-name="Strong_20_Emphasis">Instrucciones por ciclo (IPC)</text:span></text:p>
        </text:list-item>
        <text:list-item>
          <text:p text:style-name="P86"><text:span text:style-name="Strong_20_Emphasis">Rendimiento en benchmarks</text:span></text:p>
        </text:list-item>
      </text:list>
      <text:p text:style-name="Text_20_body"><text:soft-page-break/>Cada una de estas métricas contribuye a definir el rendimiento y eficiencia del procesador en distintas aplicaciones y escenarios.</text:p>
      <text:p text:style-name="Text_20_body">4o</text:p>
      <text:h text:style-name="Heading_20_5" text:outline-level="5"/>
      <text:p text:style-name="P87">si tengo un procesador de 8 nucleos y 5Ghz y ejecuto un programa este se ejecutara a 40Ghz?</text:p>
      <text:p text:style-name="Text_20_body"/>
      <text:p text:style-name="Text_20_body"/>
      <text:p text:style-name="Text_20_body">No, el programa no se ejecutará a <text:span text:style-name="Strong_20_Emphasis">40 GHz</text:span>. La frecuencia de un procesador <text:span text:style-name="Strong_20_Emphasis">no se multiplica</text:span> por el número de núcleos. La frecuencia de 5 GHz que mencionas se refiere a la <text:span text:style-name="Strong_20_Emphasis">velocidad máxima</text:span> a la que <text:span text:style-name="Strong_20_Emphasis">cada núcleo individual</text:span> puede ejecutar instrucciones, pero tener más núcleos no significa que la frecuencia se sume.</text:p>
      <text:p text:style-name="P88"/>
      <text:p text:style-name="P88"/>
      <text:p text:style-name="P89">Que ocurre cuando tengo un procesador de 8 nucleos y ejecuto un programa, de unico subproceso?</text:p>
      <text:p text:style-name="P89"/>
      <text:p text:style-name="P89"/>
      <text:p text:style-name="P89"><text:span text:style-name="T1">El programa de único subproceso solo podrá utilizar </text:span><text:span text:style-name="Strong_20_Emphasis"><text:span text:style-name="T1">uno de los 8 núcleos disponibles</text:span></text:span><text:span text:style-name="T1"> en el procesador. Esto se debe a que dicho programa está diseñado para ejecutar todas sus instrucciones en un solo hilo (thread), y cada hilo solo puede ejecutarse en un núcleo a la vez. </text:span></text:p>
      <text:p text:style-name="P89"><text:span text:style-name="T1"/></text:p>
      <text:p text:style-name="P89"><text:span text:style-name="T1"/></text:p>
      <text:p text:style-name="P90">Define procesador multihilo, y es lo mismo eso que un un procesador de dos cores?</text:p>
      <text:p text:style-name="P90"/>
      <text:p text:style-name="P90"/>
      <text:p text:style-name="P91">No, no son lo mismo. Son conceptos relacionados, pero distintos </text:p>
      <text:p text:style-name="P90"><text:span text:style-name="T1">Un procesador </text:span><text:span text:style-name="Strong_20_Emphasis"><text:span text:style-name="T1">multihilo</text:span></text:span><text:span text:style-name="T1"> se refiere a la capacidad de manejar más de un hilo por núcleo, utilizando </text:span><text:span text:style-name="Strong_20_Emphasis"><text:span text:style-name="T1">recursos compartidos</text:span></text:span><text:span text:style-name="T1"> dentro de cada núcleo para ejecutar múltiples hilos.</text:span></text:p>
      <text:list text:style-name="L51">
        <text:list-item>
          <text:p text:style-name="P92"><text:span text:style-name="T1">Un procesador de </text:span><text:span text:style-name="Strong_20_Emphasis"><text:span text:style-name="T1">dos núcleos</text:span></text:span><text:span text:style-name="T1"> tiene </text:span><text:span text:style-name="Strong_20_Emphasis"><text:span text:style-name="T1">dos núcleos físicos</text:span></text:span><text:span text:style-name="T1">, lo que significa que puede ejecutar al menos dos hilos simultáneamente, uno en cada núcleo. Si es un procesador multihilo y de dos núcleos, entonces podría ejecutar más de dos hilos a la vez. </text:span></text:p>
        </text:list-item>
      </text:list>
      <text:p text:style-name="P90"/>
      <text:p text:style-name="P90"/>
      <text:p text:style-name="P90"/>
      <text:p text:style-name="P90"/>
      <text:p text:style-name="P90">Arquitectura 16 vs 32 vs 64, diferencias y limitaciones.</text:p>
      <text:h text:style-name="P93" text:outline-level="3"><text:soft-page-break/><text:span text:style-name="T1">1. </text:span><text:span text:style-name="Strong_20_Emphasis"><text:span text:style-name="T1">Arquitectura de 16 bits</text:span></text:span></text:h>
      <text:list text:style-name="L52">
        <text:list-item>
          <text:p text:style-name="P94"><text:span text:style-name="Strong_20_Emphasis">Capacidad de datos</text:span>: Un procesador de 16 bits puede manejar datos de 16 bits (2 bytes) a la vez.</text:p>
        </text:list-item>
        <text:list-item>
          <text:p text:style-name="P94"><text:span text:style-name="Strong_20_Emphasis">Rango de direcciones</text:span>: Puede direccionar hasta <text:span text:style-name="Strong_20_Emphasis">64 KB de memoria</text:span> directamente (2^16 = 65,536 direcciones).</text:p>
        </text:list-item>
        <text:list-item>
          <text:p text:style-name="P95"><text:span text:style-name="Strong_20_Emphasis">Aplicaciones</text:span>: Los procesadores de 16 bits se utilizaban principalmente en computadoras y sistemas embebidos en los años 80 y 90. Por ejemplo, los procesadores como el <text:span text:style-name="Strong_20_Emphasis">Intel 8086</text:span> son de 16 bits.</text:p>
        </text:list-item>
      </text:list>
      <text:p text:style-name="P90"><text:span text:style-name="T1">Tiene </text:span><text:span text:style-name="Strong_20_Emphasis"><text:span text:style-name="T1">severas limitaciones de memoria</text:span></text:span><text:span text:style-name="T1"> y rendimiento, y actualmente está obsoleta para la mayoría de las aplicaciones modernas. </text:span></text:p>
      <text:p text:style-name="P90"/>
      <text:p text:style-name="P90"/>
      <text:h text:style-name="P93" text:outline-level="3"><text:span text:style-name="T1">2. </text:span><text:span text:style-name="Strong_20_Emphasis"><text:span text:style-name="T1">Arquitectura de 32 bits</text:span></text:span></text:h>
      <text:list text:style-name="L53">
        <text:list-item>
          <text:p text:style-name="P96"><text:span text:style-name="Strong_20_Emphasis">Capacidad de datos</text:span>: Un procesador de 32 bits puede procesar datos de 32 bits (4 bytes) a la vez.</text:p>
        </text:list-item>
        <text:list-item>
          <text:p text:style-name="P96"><text:span text:style-name="Strong_20_Emphasis">Rango de direcciones</text:span>: Puede direccionar hasta <text:span text:style-name="Strong_20_Emphasis">4 GB de memoria</text:span> (2^32 = 4,294,967,296 direcciones).</text:p>
        </text:list-item>
        <text:list-item>
          <text:p text:style-name="P97"><text:span text:style-name="Strong_20_Emphasis">Aplicaciones</text:span>: Fue la arquitectura dominante desde los años 90 hasta principios de la década de 2010. Los procesadores como el <text:span text:style-name="Strong_20_Emphasis">Intel Pentium</text:span> y el <text:span text:style-name="Strong_20_Emphasis">AMD Athlon</text:span> eran de 32 bits. Aún se utilizan en algunos dispositivos móviles y sistemas embebidos.</text:p>
        </text:list-item>
      </text:list>
      <text:p text:style-name="P90"><text:span text:style-name="T1">Ofreció un salto significativo, pero está limitada a </text:span><text:span text:style-name="Strong_20_Emphasis"><text:span text:style-name="T1">4 GB de RAM</text:span></text:span><text:span text:style-name="T1">, lo que no es suficiente para muchas aplicaciones modernas. </text:span></text:p>
      <text:p text:style-name="P90"><text:span text:style-name="T1"/></text:p>
      <text:h text:style-name="P93" text:outline-level="3"><text:span text:style-name="T1">3. </text:span><text:span text:style-name="Strong_20_Emphasis"><text:span text:style-name="T1">Arquitectura de 64 bits</text:span></text:span></text:h>
      <text:list text:style-name="L54">
        <text:list-item>
          <text:p text:style-name="P98"><text:span text:style-name="Strong_20_Emphasis">Capacidad de datos</text:span>: Un procesador de 64 bits puede manejar datos de 64 bits (8 bytes) a la vez.</text:p>
        </text:list-item>
        <text:list-item>
          <text:p text:style-name="P98"><text:span text:style-name="Strong_20_Emphasis">Rango de direcciones</text:span>: Teóricamente, puede direccionar hasta <text:span text:style-name="Strong_20_Emphasis">18.4 exabytes de memoria</text:span> (2^64 direcciones), aunque en la práctica, la mayoría de los sistemas actuales admiten hasta <text:span text:style-name="Strong_20_Emphasis">256 TB</text:span> de memoria física.</text:p>
        </text:list-item>
        <text:list-item>
          <text:p text:style-name="P99"><text:span text:style-name="Strong_20_Emphasis">Aplicaciones</text:span>: Es la arquitectura dominante en la mayoría de los dispositivos modernos, incluyendo computadoras personales, servidores y dispositivos móviles de gama alta. Procesadores como el <text:span text:style-name="Strong_20_Emphasis">Intel Core</text:span> y los <text:span text:style-name="Strong_20_Emphasis">AMD Ryzen</text:span> son de 64 bits.</text:p>
        </text:list-item>
      </text:list>
      <text:p text:style-name="P90"><text:span text:style-name="T1">Es el </text:span><text:span text:style-name="Strong_20_Emphasis"><text:span text:style-name="T1">estándar actual</text:span></text:span><text:span text:style-name="T1">, permitiendo el uso de grandes cantidades de memoria y ofreciendo un rendimiento mejorado para tareas complejas y software moderno. </text:span></text:p>
      <text:p text:style-name="P90"><text:span text:style-name="T1"/></text:p>
      <text:p text:style-name="P90">Define los conceptos proceso, hilo, programacion concurrente, programacion paralelo, programacion distribuida</text:p>
      <text:p text:style-name="P90"/>
      <text:p text:style-name="P100"><text:soft-page-break/><text:span text:style-name="Strong_20_Emphasis"><text:span text:style-name="T6">Proceso</text:span></text:span><text:span text:style-name="T6">: Una instancia independiente de un programa en ejecución, con su propio espacio de memoria</text:span><text:span text:style-name="T7">.</text:span></text:p>
      <text:p text:style-name="P100"><text:span text:style-name="Strong_20_Emphasis">Hilo</text:span>: La unidad básica de ejecución dentro de un proceso; los hilos comparten el mismo espacio de memoria.</text:p>
      <text:p text:style-name="P100"><text:span text:style-name="Strong_20_Emphasis">Programación Concurrente</text:span>: Varios procesos o hilos parecen ejecutarse al mismo tiempo, alternándose.</text:p>
      <text:p text:style-name="P100"><text:span text:style-name="Strong_20_Emphasis">Programación Paralela</text:span>: Múltiples tareas se ejecutan al mismo tiempo, aprovechando varios núcleos o procesadores.</text:p>
      <text:p text:style-name="P100"><text:span text:style-name="Strong_20_Emphasis">Programación Distribuida</text:span>: Tareas o procesos se distribuyen entre varias máquinas en red, trabajando de manera coordinad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BM Plex Serif" svg:font-family="'IBM Plex Serif', sans-serif, apple-system, BlinkMacSystemFont, 'Segoe UI', Roboto, Oxygen, Ubuntu, Cantarell, 'Open Sans', 'Helvetica Neu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1T15:41:57.267000000</meta:creation-date>
    <dc:date>2024-09-11T16:30:09.373000000</dc:date>
    <meta:editing-duration>PT26M14S</meta:editing-duration>
    <meta:editing-cycles>5</meta:editing-cycles>
    <meta:generator>LibreOffice/24.8.0.3$Windows_X86_64 LibreOffice_project/0bdf1299c94fe897b119f97f3c613e9dca6be583</meta:generator>
    <meta:document-statistic meta:table-count="0" meta:image-count="0" meta:object-count="0" meta:page-count="14" meta:paragraph-count="255" meta:word-count="4178" meta:character-count="27652" meta:non-whitespace-character-count="23821"/>
  </office:meta>
</office:document-meta>
</file>